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14cm"/>
    </style:style>
    <style:style style:name="gr5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7" style:family="graphic" style:parent-style-name="standard">
      <style:graphic-properties draw:fill="none" draw:textarea-vertical-align="middle" draw:auto-grow-height="false" fo:min-height="3.6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ff"/>
    </style:style>
    <style:style style:name="P3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loext:graphic-properties draw:fill="none"/>
      <style:paragraph-properties fo:text-align="center"/>
      <style:text-properties fo:font-weight="bold" style:font-weight-asian="normal" style:font-weight-complex="normal"/>
    </style:style>
    <style:style style:name="P7" style:family="paragraph">
      <loext:graphic-properties draw:fill="none"/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color="#000000" fo:font-weight="normal" style:font-weight-asian="normal" style:font-weight-complex="normal"/>
    </style:style>
    <style:style style:name="P9" style:family="paragraph">
      <style:paragraph-properties fo:text-align="center"/>
      <style:text-properties fo:color="#ff0000"/>
    </style:style>
    <style:style style:name="P10" style:family="paragraph">
      <loext:graphic-properties draw:fill="none"/>
      <style:paragraph-properties fo:text-align="center"/>
      <style:text-properties fo:color="#ff0000"/>
    </style:style>
    <style:style style:name="P11" style:family="paragraph">
      <loext:graphic-properties draw:fill="none"/>
      <style:paragraph-properties fo:text-align="center"/>
      <style:text-properties fo:color="#0000ff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-33% 58%" fo:font-size="20pt" style:font-size-asian="20pt" style:font-size-complex="20pt"/>
    </style:style>
    <style:style style:name="T4" style:family="text">
      <style:text-properties fo:font-size="14pt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ff0000" style:text-position="-33% 58%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0000"/>
    </style:style>
    <style:style style:name="T9" style:family="text">
      <style:text-properties fo:color="#ff0000" style:text-position="-33% 58%" fo:font-size="20pt" style:font-size-asian="20pt" style:font-size-complex="20pt"/>
    </style:style>
    <style:style style:name="T10" style:family="text">
      <style:text-properties fo:color="#0000ff" fo:font-weight="normal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016cm" svg:height="1.016cm" svg:x="3.286cm" svg:y="2.77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4.302cm" svg:y="2.786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5.318cm" svg:y="2.778cm">
          <text:p text:style-name="P1">23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6.334cm" svg:y="2.78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7.35cm" svg:y="2.778cm">
          <text:p text:style-name="P1">8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8.366cm" svg:y="2.78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9.382cm" svg:y="2.778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10.398cm" svg:y="2.78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1.414cm" svg:y="2.778cm">
          <text:p text:style-name="P1">8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12.43cm" svg:y="2.78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016cm" svg:height="1.016cm" svg:x="13.446cm" svg:y="2.77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016cm" svg:height="1.016cm" svg:x="14.462cm" svg:y="2.78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777cm" svg:height="0.806cm" svg:x="3.413cm" svg:y="1.889cm">
          <draw:text-box>
            <text:p><text:span text:style-name="T4">0</text:span></text:p>
          </draw:text-box>
        </draw:frame>
        <draw:frame draw:style-name="gr2" draw:text-style-name="P5" draw:layer="layout" svg:width="0.777cm" svg:height="0.806cm" svg:x="4.414cm" svg:y="1.889cm">
          <draw:text-box>
            <text:p><text:span text:style-name="T4">1</text:span></text:p>
          </draw:text-box>
        </draw:frame>
        <draw:frame draw:style-name="gr2" draw:text-style-name="P5" draw:layer="layout" svg:width="0.777cm" svg:height="0.806cm" svg:x="5.414cm" svg:y="1.889cm">
          <draw:text-box>
            <text:p><text:span text:style-name="T4">2</text:span></text:p>
          </draw:text-box>
        </draw:frame>
        <draw:frame draw:style-name="gr2" draw:text-style-name="P5" draw:layer="layout" svg:width="0.777cm" svg:height="0.806cm" svg:x="6.513cm" svg:y="1.889cm">
          <draw:text-box>
            <text:p><text:span text:style-name="T4">3</text:span></text:p>
          </draw:text-box>
        </draw:frame>
        <draw:frame draw:style-name="gr2" draw:text-style-name="P5" draw:layer="layout" svg:width="0.777cm" svg:height="0.806cm" svg:x="7.514cm" svg:y="1.889cm">
          <draw:text-box>
            <text:p><text:span text:style-name="T4">4</text:span></text:p>
          </draw:text-box>
        </draw:frame>
        <draw:frame draw:style-name="gr2" draw:text-style-name="P5" draw:layer="layout" svg:width="0.777cm" svg:height="0.806cm" svg:x="8.514cm" svg:y="1.889cm">
          <draw:text-box>
            <text:p><text:span text:style-name="T4">5</text:span></text:p>
          </draw:text-box>
        </draw:frame>
        <draw:frame draw:style-name="gr2" draw:text-style-name="P5" draw:layer="layout" svg:width="0.777cm" svg:height="0.806cm" svg:x="9.513cm" svg:y="1.889cm">
          <draw:text-box>
            <text:p><text:span text:style-name="T4">6</text:span></text:p>
          </draw:text-box>
        </draw:frame>
        <draw:frame draw:style-name="gr2" draw:text-style-name="P5" draw:layer="layout" svg:width="0.777cm" svg:height="0.806cm" svg:x="10.514cm" svg:y="1.889cm">
          <draw:text-box>
            <text:p><text:span text:style-name="T4">7</text:span></text:p>
          </draw:text-box>
        </draw:frame>
        <draw:frame draw:style-name="gr2" draw:text-style-name="P5" draw:layer="layout" svg:width="0.777cm" svg:height="0.806cm" svg:x="11.514cm" svg:y="1.889cm">
          <draw:text-box>
            <text:p><text:span text:style-name="T4">8</text:span></text:p>
          </draw:text-box>
        </draw:frame>
        <draw:frame draw:style-name="gr2" draw:text-style-name="P5" draw:layer="layout" svg:width="0.777cm" svg:height="0.806cm" svg:x="12.613cm" svg:y="1.889cm">
          <draw:text-box>
            <text:p><text:span text:style-name="T4">9</text:span></text:p>
          </draw:text-box>
        </draw:frame>
        <draw:frame draw:style-name="gr3" draw:text-style-name="P5" draw:layer="layout" svg:width="1.052cm" svg:height="0.806cm" svg:x="13.414cm" svg:y="1.889cm">
          <draw:text-box>
            <text:p><text:span text:style-name="T4">10</text:span></text:p>
          </draw:text-box>
        </draw:frame>
        <draw:frame draw:style-name="gr4" draw:text-style-name="P5" draw:layer="layout" svg:width="1.014cm" svg:height="0.806cm" svg:x="14.414cm" svg:y="1.889cm">
          <draw:text-box>
            <text:p><text:span text:style-name="T4">11</text:span></text:p>
          </draw:text-box>
        </draw:frame>
        <draw:custom-shape draw:style-name="gr5" draw:text-style-name="P2" draw:layer="layout" svg:width="1.016cm" svg:height="1.016cm" svg:x="3.286cm" svg:y="3.79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302cm" svg:y="3.802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5.318cm" svg:y="3.794cm">
          <text:p text:style-name="P1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334cm" svg:y="3.80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7.35cm" svg:y="3.794cm">
          <text:p text:style-name="P1">8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366cm" svg:y="3.802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9.382cm" svg:y="3.79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398cm" svg:y="3.802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1.414cm" svg:y="3.794cm">
          <text:p text:style-name="P1">8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43cm" svg:y="3.80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3.446cm" svg:y="3.79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14.462cm" svg:y="3.802cm">
          <text:p text:style-name="P1"><text:span text:style-name="T5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3.286cm" svg:y="4.81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302cm" svg:y="4.818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5.318cm" svg:y="4.81cm">
          <text:p text:style-name="P1"><text:span text:style-name="T6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334cm" svg:y="4.818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7.35cm" svg:y="4.81cm">
          <text:p text:style-name="P1">8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366cm" svg:y="4.818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9.382cm" svg:y="4.81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0.398cm" svg:y="4.818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11.414cm" svg:y="4.81cm">
          <text:p text:style-name="P1">8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43cm" svg:y="4.818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13.446cm" svg:y="4.81cm">
          <text:p text:style-name="P1"><text:span text:style-name="T5">2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4.462cm" svg:y="4.818cm">
          <text:p text:style-name="P1"><text:span text:style-name="T6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3.286cm" svg:y="5.826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302cm" svg:y="5.834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5.318cm" svg:y="5.826cm">
          <text:p text:style-name="P1"><text:span text:style-name="T6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334cm" svg:y="5.834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7.35cm" svg:y="5.826cm">
          <text:p text:style-name="P1">8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366cm" svg:y="5.834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9.382cm" svg:y="5.826cm">
          <text:p text:style-name="P1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10.398cm" svg:y="5.834cm">
          <text:p text:style-name="P1"><text:span text:style-name="T5">8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11.414cm" svg:y="5.826cm">
          <text:p text:style-name="P1"><text:span text:style-name="T5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43cm" svg:y="5.834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3.446cm" svg:y="5.826cm">
          <text:p text:style-name="P1"><text:span text:style-name="T6">2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4.462cm" svg:y="5.834cm">
          <text:p text:style-name="P1"><text:span text:style-name="T6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3.286cm" svg:y="6.842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302cm" svg:y="6.85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5.318cm" svg:y="6.842cm">
          <text:p text:style-name="P1"><text:span text:style-name="T6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334cm" svg:y="6.85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7.35cm" svg:y="6.842cm">
          <text:p text:style-name="P1">8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366cm" svg:y="6.85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9.382cm" svg:y="6.842cm">
          <text:p text:style-name="P1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10.398cm" svg:y="6.85cm">
          <text:p text:style-name="P9"><text:span text:style-name="T5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11.414cm" svg:y="6.842cm">
          <text:p text:style-name="P9"><text:span text:style-name="T5">8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43cm" svg:y="6.85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3.446cm" svg:y="6.842cm">
          <text:p text:style-name="P1"><text:span text:style-name="T6">2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4.462cm" svg:y="6.85cm">
          <text:p text:style-name="P1"><text:span text:style-name="T6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016cm" svg:height="1.016cm" svg:x="3.286cm" svg:y="7.858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302cm" svg:y="7.866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5.318cm" svg:y="7.858cm">
          <text:p text:style-name="P1"><text:span text:style-name="T6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334cm" svg:y="7.86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7.35cm" svg:y="7.858cm">
          <text:p text:style-name="P1">8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366cm" svg:y="7.86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9.382cm" svg:y="7.858cm">
          <text:p text:style-name="P1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10.398cm" svg:y="7.866cm">
          <text:p text:style-name="P1"><text:span text:style-name="T5">8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016cm" svg:height="1.016cm" svg:x="11.414cm" svg:y="7.858cm">
          <text:p text:style-name="P1"><text:span text:style-name="T5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43cm" svg:y="7.866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3.446cm" svg:y="7.858cm">
          <text:p text:style-name="P1"><text:span text:style-name="T6">2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4.462cm" svg:y="7.866cm">
          <text:p text:style-name="P1"><text:span text:style-name="T6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016cm" svg:height="1.016cm" svg:x="3.286cm" svg:y="8.874cm">
          <text:p text:style-name="P1"><text:span text:style-name="T8">8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4.302cm" svg:y="8.882cm">
          <text:p text:style-name="P1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5.318cm" svg:y="8.874cm">
          <text:p text:style-name="P1"><text:span text:style-name="T6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6.334cm" svg:y="8.882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1.016cm" svg:x="7.35cm" svg:y="8.874cm">
          <text:p text:style-name="P1">8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8.366cm" svg:y="8.882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9.382cm" svg:y="8.874cm">
          <text:p text:style-name="P1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016cm" svg:height="1.016cm" svg:x="10.398cm" svg:y="8.882cm">
          <text:p text:style-name="P1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1.414cm" svg:y="8.874cm">
          <text:p text:style-name="P1"><text:span text:style-name="T6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2.43cm" svg:y="8.882cm">
          <text:p text:style-name="P1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3.446cm" svg:y="8.874cm">
          <text:p text:style-name="P1"><text:span text:style-name="T6">29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016cm" svg:height="1.016cm" svg:x="14.462cm" svg:y="8.882cm">
          <text:p text:style-name="P1"><text:span text:style-name="T6">23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.032cm" svg:height="0.725cm" svg:x="1.381cm" svg:y="8.022cm">
          <draw:text-box>
            <text:p><text:span text:style-name="T11">Line 13</text:span></text:p>
          </draw:text-box>
        </draw:frame>
        <draw:frame draw:style-name="gr6" draw:text-style-name="P12" draw:layer="layout" svg:width="2.032cm" svg:height="0.725cm" svg:x="1.381cm" svg:y="9.023cm">
          <draw:text-box>
            <text:p><text:span text:style-name="T11">Line 14</text:span></text:p>
          </draw:text-box>
        </draw:frame>
        <draw:custom-shape draw:style-name="gr7" draw:text-style-name="P4" draw:layer="layout" svg:width="0.457cm" svg:height="4.064cm" svg:x="2.651cm" svg:y="3.8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3" draw:layer="layout" svg:width="2.032cm" svg:height="1.199cm" svg:x="1cm" svg:y="4.81cm">
          <draw:text-box>
            <text:p text:style-name="P1"><text:span text:style-name="T11">after</text:span></text:p>
            <text:p text:style-name="P1"><text:span text:style-name="T11">Line 1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2T01:21:21.849000000</meta:creation-date>
    <dc:date>2020-11-12T02:33:40.518000000</dc:date>
    <meta:editing-duration>PT10M33S</meta:editing-duration>
    <meta:editing-cycles>2</meta:editing-cycles>
    <meta:generator>LibreOffice/6.3.2.2$Windows_X86_64 LibreOffice_project/98b30e735bda24bc04ab42594c85f7fd8be07b9c</meta:generator>
    <meta:document-statistic meta:object-count="100"/>
  </office:meta>
</office:document-meta>
</file>